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font-name="微軟正黑體" style:font-name-asian="Segoe UI" style:font-name-complex="Tahoma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軟正黑體1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, 目前入住的寵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RDTYPE</text:p>
          </table:table-cell>
          <table:table-cell office:value-type="string" calcext:value-type="string">
            <text:p>商品分類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'D’: 狗 </text:p>
            <text:p>'C’: 貓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RUM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column table:style-name="co1" table:default-cell-style-name="Default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</text:p>
            <text:p>英文：FORU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  <table:table-cell table:style-name="ce14"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POS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</text:span><text:span text:style-name="T2">IMAGEID→IMAGES(IMAGEID)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STIMAGEID</text:p>
          </table:table-cell>
          <table:table-cell office:value-type="string" calcext:value-type="string">
            <text:p>貼文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5"/>
          <table:table-cell table:style-name="ce6"/>
          <table:table-cell/>
        </table:table-row>
        <table:table-row table:style-name="ro2">
          <table:table-cell table:style-name="ce13"/>
          <table:table-cell table:style-name="Default" table:number-columns-repeated="5"/>
          <table:table-cell/>
        </table:table-row>
      </table:table>
      <table:table table:name="COMMENTS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留言內容</text:p>
            <text:p>英文：COMMEN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COMMEN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POSTID→FORUM(POSTID</text:span>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留言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 </text:p>
            <text:p>AUTO_INCREMENT 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留言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貼文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KES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貼文按讚數量</text:p>
            <text:p>英文：LIK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LIKE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POST</text:span><text:span text:style-name="T2">ID→FORUM(</text:span><text:span text:style-name="T3">POST</text:span><text:span text:style-name="T2">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LIKE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按讚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OST</text:span><text:span text:style-name="T2">ID</text:span>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00/00/00</text:date>, <text:time style:data-style-name="N2" text:time-value="15:56:13.95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5-01-05T16:00:29.248000000</dc:date>
    <meta:editing-duration>P1DT1H59M1S</meta:editing-duration>
    <meta:editing-cycles>140</meta:editing-cycles>
    <meta:generator>LibreOffice/24.2.6.2$Windows_X86_64 LibreOffice_project/ef66aa7e36a1bb8e65bfbc63aba53045a14d0871</meta:generator>
    <meta:document-statistic meta:table-count="18" meta:cell-count="999" meta:object-count="0"/>
  </office:meta>
</office:document-meta>
</file>